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E800000434044BE62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7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kt_20_ohne_20_Füllung_20_und_20_ohne_20_Linie">
      <style:graphic-properties svg:stroke-color="#6666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top="0.1cm" fo:margin-bottom="0cm" fo:text-align="center"/>
    </style:style>
    <style:style style:name="P5" style:family="paragraph">
      <style:paragraph-properties fo:text-align="center"/>
      <style:text-properties fo:color="#0066ff"/>
    </style:style>
    <style:style style:name="P6" style:family="paragraph">
      <style:text-properties fo:color="#0066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35cm" svg:height="17cm" svg:x="1.565cm" svg:y="3.4cm">
          <draw:image xlink:href="Pictures/10000201000002E800000434044BE627.png" xlink:type="simple" xlink:show="embed" xlink:actuate="onLoad">
            <text:p/>
          </draw:image>
        </draw:frame>
        <draw:rect draw:style-name="gr2" draw:text-style-name="P1" draw:layer="layout" svg:width="9.6cm" svg:height="6.2cm" svg:x="1.5cm" svg:y="4.4cm">
          <text:p/>
        </draw:rect>
        <draw:frame draw:style-name="gr3" draw:layer="layout" svg:width="6.043cm" svg:height="0.962cm" svg:x="12.2cm" svg:y="4.338cm">
          <draw:text-box>
            <text:p>DragCollectionView</text:p>
          </draw:text-box>
        </draw:frame>
        <draw:frame draw:style-name="gr3" draw:layer="layout" svg:width="6.043cm" svg:height="0.962cm" svg:x="12.157cm" svg:y="14.238cm">
          <draw:text-box>
            <text:p>DropCollectionView</text:p>
          </draw:text-box>
        </draw:frame>
        <draw:rect draw:style-name="gr2" draw:text-style-name="P1" draw:layer="layout" svg:width="9.6cm" svg:height="6.2cm" svg:x="1.5cm" svg:y="14.4cm">
          <text:p/>
        </draw:rect>
        <draw:frame draw:style-name="gr4" draw:text-style-name="P2" draw:layer="layout" svg:width="3.254cm" svg:height="1.162cm" svg:x="13.546cm" svg:y="9.138cm">
          <draw:text-box>
            <text:p text:style-name="P2">DragView</text:p>
          </draw:text-box>
        </draw:frame>
        <draw:frame draw:style-name="gr3" draw:text-style-name="P2" draw:layer="layout" svg:width="4.583cm" svg:height="0.802cm" svg:x="12.617cm" svg:y="6.898cm">
          <draw:text-box>
            <text:p text:style-name="P2">CollectionViewCell</text:p>
          </draw:text-box>
        </draw:frame>
        <draw:frame draw:style-name="gr3" draw:text-style-name="P2" draw:layer="layout" svg:width="5.269cm" svg:height="0.802cm" svg:x="12.3cm" svg:y="11.698cm">
          <draw:text-box>
            <text:p text:style-name="P2">ConcreteCustomView</text:p>
          </draw:text-box>
        </draw:frame>
        <draw:line draw:style-name="gr5" draw:text-style-name="P3" draw:layer="layout" svg:x1="14.9cm" svg:y1="5.3cm" svg:x2="14.9cm" svg:y2="6.7cm">
          <text:p/>
        </draw:line>
        <draw:frame draw:style-name="gr6" draw:text-style-name="P4" draw:layer="layout" svg:width="1.188cm" svg:height="1.633cm" svg:x="15.1cm" svg:y="5.3cm">
          <draw:text-box>
            <text:p text:style-name="P4"><text:span text:style-name="T1">1</text:span></text:p>
            <text:p text:style-name="P4"><text:span text:style-name="T1">has</text:span></text:p>
            <text:p text:style-name="P4"><text:span text:style-name="T1">1..*</text:span></text:p>
          </draw:text-box>
        </draw:frame>
        <draw:line draw:style-name="gr5" draw:text-style-name="P3" draw:layer="layout" svg:x1="14.9cm" svg:y1="7.7cm" svg:x2="14.9cm" svg:y2="9.1cm">
          <text:p/>
        </draw:line>
        <draw:frame draw:style-name="gr6" draw:text-style-name="P4" draw:layer="layout" svg:width="1.188cm" svg:height="1.633cm" svg:x="15.112cm" svg:y="7.767cm">
          <draw:text-box>
            <text:p text:style-name="P4"><text:span text:style-name="T1">1</text:span></text:p>
            <text:p text:style-name="P4"><text:span text:style-name="T1">has</text:span></text:p>
            <text:p text:style-name="P4"><text:span text:style-name="T1">1</text:span></text:p>
          </draw:text-box>
        </draw:frame>
        <draw:line draw:style-name="gr5" draw:text-style-name="P3" draw:layer="layout" svg:x1="14.9cm" svg:y1="10cm" svg:x2="14.9cm" svg:y2="11.4cm">
          <text:p/>
        </draw:line>
        <draw:frame draw:style-name="gr6" draw:text-style-name="P4" draw:layer="layout" svg:width="1.188cm" svg:height="1.633cm" svg:x="15.112cm" svg:y="10.067cm">
          <draw:text-box>
            <text:p text:style-name="P4"><text:span text:style-name="T1">1</text:span></text:p>
            <text:p text:style-name="P4"><text:span text:style-name="T1">has</text:span></text:p>
            <text:p text:style-name="P4"><text:span text:style-name="T1">1</text:span></text:p>
          </draw:text-box>
        </draw:frame>
        <draw:line draw:style-name="gr7" draw:text-style-name="P1" draw:layer="layout" svg:x1="12.6cm" svg:y1="7.3cm" svg:x2="8.2cm" svg:y2="6.3cm">
          <text:p/>
        </draw:line>
        <draw:line draw:style-name="gr7" draw:text-style-name="P1" draw:layer="layout" svg:x1="13.7cm" svg:y1="9.5cm" svg:x2="10.6cm" svg:y2="9.4cm">
          <text:p/>
        </draw:line>
        <draw:line draw:style-name="gr7" draw:text-style-name="P1" draw:layer="layout" svg:x1="12.3cm" svg:y1="12cm" svg:x2="9.9cm" svg:y2="9.6cm">
          <text:p/>
        </draw:line>
        <draw:frame draw:style-name="gr4" draw:text-style-name="P2" draw:layer="layout" svg:width="3.254cm" svg:height="1.162cm" svg:x="13.577cm" svg:y="19.138cm">
          <draw:text-box>
            <text:p text:style-name="P2">DropView</text:p>
          </draw:text-box>
        </draw:frame>
        <draw:frame draw:style-name="gr3" draw:text-style-name="P2" draw:layer="layout" svg:width="4.583cm" svg:height="0.802cm" svg:x="12.648cm" svg:y="16.898cm">
          <draw:text-box>
            <text:p text:style-name="P2">CollectionViewCell</text:p>
          </draw:text-box>
        </draw:frame>
        <draw:frame draw:style-name="gr3" draw:text-style-name="P2" draw:layer="layout" svg:width="5.269cm" svg:height="0.802cm" svg:x="12.331cm" svg:y="21.698cm">
          <draw:text-box>
            <text:p text:style-name="P2">ConcreteCustomView</text:p>
          </draw:text-box>
        </draw:frame>
        <draw:line draw:style-name="gr5" draw:text-style-name="P3" draw:layer="layout" svg:x1="14.931cm" svg:y1="15.3cm" svg:x2="14.931cm" svg:y2="16.7cm">
          <text:p/>
        </draw:line>
        <draw:frame draw:style-name="gr6" draw:text-style-name="P4" draw:layer="layout" svg:width="1.188cm" svg:height="1.633cm" svg:x="15.131cm" svg:y="15.3cm">
          <draw:text-box>
            <text:p text:style-name="P4"><text:span text:style-name="T1">1</text:span></text:p>
            <text:p text:style-name="P4"><text:span text:style-name="T1">has</text:span></text:p>
            <text:p text:style-name="P4"><text:span text:style-name="T1">1..*</text:span></text:p>
          </draw:text-box>
        </draw:frame>
        <draw:line draw:style-name="gr5" draw:text-style-name="P3" draw:layer="layout" svg:x1="14.931cm" svg:y1="17.7cm" svg:x2="14.931cm" svg:y2="19.1cm">
          <text:p/>
        </draw:line>
        <draw:frame draw:style-name="gr6" draw:text-style-name="P4" draw:layer="layout" svg:width="1.188cm" svg:height="1.633cm" svg:x="15.143cm" svg:y="17.767cm">
          <draw:text-box>
            <text:p text:style-name="P4"><text:span text:style-name="T1">1</text:span></text:p>
            <text:p text:style-name="P4"><text:span text:style-name="T1">has</text:span></text:p>
            <text:p text:style-name="P4"><text:span text:style-name="T1">1</text:span></text:p>
          </draw:text-box>
        </draw:frame>
        <draw:line draw:style-name="gr5" draw:text-style-name="P3" draw:layer="layout" svg:x1="14.931cm" svg:y1="20cm" svg:x2="14.931cm" svg:y2="21.4cm">
          <text:p/>
        </draw:line>
        <draw:frame draw:style-name="gr6" draw:text-style-name="P4" draw:layer="layout" svg:width="1.188cm" svg:height="1.633cm" svg:x="15.143cm" svg:y="20.067cm">
          <draw:text-box>
            <text:p text:style-name="P4"><text:span text:style-name="T1">1</text:span></text:p>
            <text:p text:style-name="P4"><text:span text:style-name="T1">has</text:span></text:p>
            <text:p text:style-name="P4"><text:span text:style-name="T1">1</text:span></text:p>
          </draw:text-box>
        </draw:frame>
        <draw:line draw:style-name="gr7" draw:text-style-name="P1" draw:layer="layout" svg:x1="12.5cm" svg:y1="17.3cm" svg:x2="10.1cm" svg:y2="16.2cm">
          <text:p/>
        </draw:line>
        <draw:line draw:style-name="gr7" draw:text-style-name="P1" draw:layer="layout" svg:x1="13.5cm" svg:y1="19.6cm" svg:x2="7.1cm" svg:y2="15.3cm">
          <text:p/>
        </draw:line>
        <draw:line draw:style-name="gr7" draw:text-style-name="P1" draw:layer="layout" svg:x1="12.4cm" svg:y1="22cm" svg:x2="6.4cm" svg:y2="15.2cm">
          <text:p/>
        </draw:line>
        <draw:frame draw:style-name="gr8" draw:text-style-name="P1" draw:layer="layout" svg:width="2.708cm" svg:height="2.2cm" svg:x="16.4cm" svg:y="1.6cm">
          <draw:image xlink:href="../../../../Applications/OpenOffice.app/Contents/share/gallery/computers/Database.png" xlink:type="simple" xlink:show="embed" xlink:actuate="onLoad">
            <text:p/>
          </draw:image>
        </draw:frame>
        <draw:frame draw:style-name="gr1" draw:text-style-name="P1" draw:layer="layout" svg:width="2.708cm" svg:height="2.2cm" svg:x="16.492cm" svg:y="23.3cm">
          <draw:image xlink:href="../../../../Applications/OpenOffice.app/Contents/share/gallery/computers/Database.png" xlink:type="simple" xlink:show="embed" xlink:actuate="onLoad">
            <text:p/>
          </draw:image>
        </draw:frame>
        <draw:frame draw:style-name="gr3" draw:text-style-name="P6" draw:layer="layout" svg:width="4.947cm" svg:height="1.513cm" svg:x="11cm" svg:y="1.887cm">
          <draw:text-box>
            <text:p text:style-name="P5">DataSourceDict<text:line-break/><text:span text:style-name="T2">(from ConfigAPI)</text:span></text:p>
          </draw:text-box>
        </draw:frame>
        <draw:frame draw:style-name="gr3" draw:text-style-name="P6" draw:layer="layout" svg:width="10.171cm" svg:height="0.962cm" svg:x="5.929cm" svg:y="23.838cm">
          <draw:text-box>
            <text:p text:style-name="P6">user-defined NSMutableDictionary</text:p>
          </draw:text-box>
        </draw:frame>
        <draw:line draw:style-name="gr9" draw:text-style-name="P1" draw:layer="layout" svg:x1="17.7cm" svg:y1="3.9cm" svg:x2="17.2cm" svg:y2="4.4cm">
          <text:p/>
        </draw:line>
        <draw:line draw:style-name="gr9" draw:text-style-name="P1" draw:layer="layout" svg:x1="18.3cm" svg:y1="22.8cm" svg:x2="17.7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Vormbrock</meta:initial-creator>
    <meta:creation-date>2015-10-13T17:43:21</meta:creation-date>
    <dc:date>2015-10-13T18:16:48</dc:date>
    <dc:creator>Ulrich Vormbrock</dc:creator>
    <meta:editing-duration>PT18M7S</meta:editing-duration>
    <meta:editing-cycles>5</meta:editing-cycles>
    <meta:generator>OpenOffice/4.1.1$Unix OpenOffice.org_project/411m6$Build-9775</meta:generator>
    <meta:document-statistic meta:object-count="35"/>
  </office:meta>
</office:document-meta>
</file>